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753cm"/>
    </style:style>
    <style:style style:name="co3" style:family="table-column">
      <style:table-column-properties fo:break-before="auto" style:column-width="3.889cm"/>
    </style:style>
    <style:style style:name="co4" style:family="table-column">
      <style:table-column-properties fo:break-before="auto" style:column-width="7.108cm"/>
    </style:style>
    <style:style style:name="co5" style:family="table-column">
      <style:table-column-properties fo:break-before="auto" style:column-width="5.58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5"/>
        </table:table-row>
        <table:table-row table:style-name="ro2">
          <table:table-cell/>
          <table:table-cell table:style-name="ce1" office:value-type="string">
            <text:p>ID</text:p>
          </table:table-cell>
          <table:table-cell table:style-name="ce1" office:value-type="string">
            <text:p>Success rate [%]</text:p>
          </table:table-cell>
          <table:table-cell table:style-name="ce1" office:value-type="string">
            <text:p>Number of successful packages</text:p>
          </table:table-cell>
          <table:table-cell table:style-name="ce1" office:value-type="string">
            <text:p>Number of lost packages</text:p>
          </table:table-cell>
          <table:table-cell table:number-columns-repeated="2"/>
          <table:table-cell>
            <draw:frame table:end-cell-address="Tabelle1.O22" table:end-x="0.35cm" table:end-y="0.327cm" draw:z-index="0" draw:style-name="gr1" draw:text-style-name="P1" svg:width="15.974cm" svg:height="8.998cm" svg:x="0.183cm" svg:y="0.027cm">
              <draw:object draw:notify-on-update-of-ranges="Tabelle1.B3:Tabelle1.B4 Tabelle1.B5:Tabelle1.B10 Tabelle1.C3:Tabelle1.C4 Tabelle1.C5:Tabelle1.C1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[.D5]/([.D5]+[.E5])" office:value-type="percentage" office:value="0.86734693877551">
            <text:p>86,73%</text:p>
          </table:table-cell>
          <table:table-cell office:value-type="float" office:value="935">
            <text:p>935</text:p>
          </table:table-cell>
          <table:table-cell office:value-type="float" office:value="143">
            <text:p>1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[.D6]/([.D6]+[.E6])" office:value-type="percentage" office:value="0.856749311294766">
            <text:p>85,67%</text:p>
          </table:table-cell>
          <table:table-cell office:value-type="float" office:value="933">
            <text:p>933</text:p>
          </table:table-cell>
          <table:table-cell office:value-type="float" office:value="156">
            <text:p>1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[.D7]/([.D7]+[.E7])" office:value-type="percentage" office:value="0.861663652802893">
            <text:p>86,17%</text:p>
          </table:table-cell>
          <table:table-cell office:value-type="float" office:value="953">
            <text:p>953</text:p>
          </table:table-cell>
          <table:table-cell office:value-type="float" office:value="153">
            <text:p>1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[.D8]/([.D8]+[.E8])" office:value-type="percentage" office:value="0.860443622920518">
            <text:p>86,04%</text:p>
          </table:table-cell>
          <table:table-cell office:value-type="float" office:value="931">
            <text:p>931</text:p>
          </table:table-cell>
          <table:table-cell office:value-type="float" office:value="151">
            <text:p>1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f:=[.D9]/([.D9]+[.E9])" office:value-type="percentage" office:value="0.851262862488307">
            <text:p>85,13%</text:p>
          </table:table-cell>
          <table:table-cell office:value-type="float" office:value="910">
            <text:p>910</text:p>
          </table:table-cell>
          <table:table-cell office:value-type="float" office:value="159">
            <text:p>159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avg</text:p>
          </table:table-cell>
          <table:table-cell table:style-name="Default" table:formula="of:=AVERAGE([.C5:.C9])" office:value-type="percentage" office:value="0.859493277656399">
            <text:p>85,95%</text:p>
          </table:table-cell>
          <table:table-cell table:formula="of:=AVERAGE([.D5:.D9])" office:value-type="float" office:value="932.4">
            <text:p>932,4</text:p>
          </table:table-cell>
          <table:table-cell table:formula="of:=AVERAGE([.E5:.E9])" office:value-type="float" office:value="152.4">
            <text:p>152,4</text:p>
          </table:table-cell>
          <table:table-cell table:number-columns-repeated="3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05">05.05.2021</text:date>, <text:time>13:04:0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o Dierks</meta:initial-creator>
    <meta:creation-date>2021-05-05T12:49:13.96</meta:creation-date>
    <dc:date>2021-05-05T13:04:08.69</dc:date>
    <dc:creator>Miko Dierks</dc:creator>
    <meta:editing-duration>PT14M56S</meta:editing-duration>
    <meta:editing-cycles>2</meta:editing-cycles>
    <meta:generator>OpenOffice/4.1.9$Win32 OpenOffice.org_project/419m1$Build-9805</meta:generator>
    <meta:document-statistic meta:table-count="3" meta:cell-count="2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11">
      <style:chart-properties chart:display-label="true" chart:logarithmic="false" chart:minimum="0.6" chart:maximum="1" chart:interval-major="0.1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11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75cm" svg:height="8.999cm" xlink:href=".." xlink:type="simple" chart:class="chart:bar" chart:style-name="ch1">
        <chart:plot-area chart:style-name="ch2" table:cell-range-address="Tabelle1.B3:Tabelle1.C10" chart:data-source-has-labels="both" svg:x="1.357cm" svg:y="0.851cm" svg:width="13.98cm" svg:height="6.961cm">
          <chartooo:coordinate-region svg:x="2.957cm" svg:y="1.063cm" svg:width="12.38cm" svg:height="6.076cm"/>
          <chart:axis chart:dimension="x" chart:name="primary-x" chart:style-name="ch3" chartooo:axis-type="auto">
            <chartooo:date-scale/>
            <chart:title svg:x="8.131cm" svg:y="7.992cm" chart:style-name="ch4">
              <text:p>ID</text:p>
            </chart:title>
            <chart:categories table:cell-range-address="Tabelle1.B5:Tabelle1.B10"/>
          </chart:axis>
          <chart:axis chart:dimension="y" chart:name="primary-y" chart:style-name="ch5">
            <chart:title svg:x="0.451cm" svg:y="5.407cm" chart:style-name="ch6">
              <text:p>Success Rate</text:p>
            </chart:title>
          </chart:axis>
          <chart:axis chart:dimension="y" chart:name="secondary-y" chart:style-name="ch7"/>
          <chart:series chart:attached-axis="primary-y" chart:style-name="ch8" chart:values-cell-range-address="Tabelle1.C5:Tabelle1.C10" chart:label-cell-address="Tabelle1.C3:Tabelle1.C4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ccess rate [%]</text:p>
                <text:list>
                  <text:list-item>
                    <text:p>Success rate [%]</text:p>
                  </text:list-item>
                  <text:list-item>
                    <text:p/>
                  </text:list-item>
                </text:list>
                <draw:g>
                  <svg:desc>Tabelle1.C3:Tabelle1.C4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Tabelle1.B5:Tabelle1.B10</svg:desc>
                </draw:g>
              </table:table-cell>
              <table:table-cell office:value-type="float" office:value="0.86734693877551">
                <text:p>0.86734693877551</text:p>
                <draw:g>
                  <svg:desc>Tabelle1.C5:Tabelle1.C10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856749311294766">
                <text:p>0.85674931129476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861663652802893">
                <text:p>0.86166365280289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860443622920518">
                <text:p>0.86044362292051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851262862488307">
                <text:p>0.851262862488307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0.859493277656399">
                <text:p>0.8594932776563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9$Win32 OpenOffice.org_project/419m1$Build-98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